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a9f" officeooo:paragraph-rsid="000f0a9f"/>
    </style:style>
    <style:style style:name="P2" style:family="paragraph" style:parent-style-name="Standard">
      <style:text-properties officeooo:rsid="000fab47" officeooo:paragraph-rsid="000fab47"/>
    </style:style>
    <style:style style:name="P3" style:family="paragraph" style:parent-style-name="Standard">
      <style:text-properties officeooo:rsid="000fea7c" officeooo:paragraph-rsid="000fea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kground:</text:p>
      <text:p text:style-name="P3"><text:s text:c="3"/>The money. To be honest, this came as a joke in my mind at first, but I will never deny the desire I have to produce a steady salary in order to further aid my economic life in finding its balance. The need for total independence from any (other than my own) funding source, has been my pursuit for something close to a decade now, with my parents resources being the ones I mostly try to refrain from "mining". </text:p>
      <text:p text:style-name="P3"><text:s text:c="3"/>I grew up in a middle-class family (the most marvellous one if you ask me) in a relatively small town called Edessa, host to a beautiful landscape rich in natural amenities. In all honesty, I might have been a high level student through my school years, but my performance was highly dependent from the motivation I got from specific teachers. This high variance in performance has followed me throughout my studies, where I usually start slow and perform much better gradually in time. Apart from this, I always had a passion for learning from an early age. Learning about science and technology (and dinosaurs).</text:p>
      <text:p text:style-name="P3"><text:s text:c="3"/>My old Windows 3.1 PC was one among few in my town, and it was clear to me that Computer Science was the right field for me. I gained my first experience in programming with Logo (ancient programming language) as well as fixing and repairing a desktop computer. Later on I excelled in the Programming course in the nation-wide exams (that determine admittance to a university) right in the end of high school, and did comparably well in courses like Mathematics and Physics.</text:p>
      <text:p text:style-name="P3"><text:s text:c="3"/>Through my Bachelors years, the pattern of starting slow and finishing strong became most obvious. One has to live in the Greek society, in order to get a grasp of how easy it is to slip away from your studies and take it slow. Blaming situations and people, is not an option for me, but for my second and third year of studies, my pace was minimum. It took a health issue to shake me up (one of those that there is nothing to blame for doing wrong), and make me realize the importance of studying and learning. After being transcribed to Thessaloniki (from my original university in Ioannina), it took me a year to get perfectly well and something more than one and a half year to finish all my remaining courses (more than half of my total courses, 34). My grades now were much higher than my earlier ones and my aim was to continue learning no matter what. My study focus was Educational Software and Technologies (projects with Flash, Blender, Gimp etc.) and my Thesis' focus was Modelling and Simulation in a Cloud Computing Environment (regarding Queue theory, supervised by Elena Karatza).</text:p>
      <text:p text:style-name="P3"/>
      <text:p text:style-name="P3">Present:</text:p>
      <text:p text:style-name="P3"><text:s text:c="3"/>In the last one and a half year, I have been studying Machine Learning in one of the most prestigious technical universities in Sweden and Europe. My track is called Computational Biology and my study focus is computational modelling, particularly in the field of Computational Neuroscience. Here in the CB department of KTH, I am provided with my own office to work in an interdisciplinary environment, where the weekly events concerning the field and bonding of coworkers are pleasantly frequent. My supervisor is Arvind Kumar.</text:p>
      <text:p text:style-name="P3"><text:s text:c="2"/>The tools that I use in my work are Python scientific libraries and NEST (PyNEST). I work on a layered cortical structure, and my main interest so far is to understand the dynamics of a highly structured brain model versus a randomly connected one, in algebraic terms of connection matrices and later through simulation with PyNEST scripts.</text:p>
      <text:p text:style-name="P3"><text:s text:c="2"/>I claim to have sufficient background in working with MATLAB in Signal processing tasks as well as Python and MATLAB with Machine Learning, Biomodelling and Bioinformatics tasks. Therefore, I consider myself suitable to cope with the computational modelling aspects of the project I am applying to. Furthermore, I am willing to be trained on any novel equipment/methods/approaches of Scientific Research even if they are not closely related to my back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08:25:53.396875700</meta:creation-date>
    <dc:date>2015-03-10T10:14:18.411978429</dc:date>
    <meta:editing-duration>PT1H48M18S</meta:editing-duration>
    <meta:editing-cycles>3</meta:editing-cycles>
    <meta:generator>LibreOffice/4.2.7.2$Linux_X86_64 LibreOffice_project/420m0$Build-2</meta:generator>
    <meta:document-statistic meta:table-count="0" meta:image-count="0" meta:object-count="0" meta:page-count="1" meta:paragraph-count="9" meta:word-count="675" meta:character-count="3960" meta:non-whitespace-character-count="3274"/>
  </office:meta>
</office:document-meta>
</file>